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344cm" fo:break-before="auto" style:use-optimal-row-height="true"/>
    </style:style>
    <style:style style:name="ro14" style:family="table-row">
      <style:table-row-properties style:row-height="1.637cm" fo:break-before="auto" style:use-optimal-row-height="true"/>
    </style:style>
    <style:style style:name="ro15" style:family="table-row">
      <style:table-row-properties style:row-height="2.427cm" fo:break-before="auto" style:use-optimal-row-height="true"/>
    </style:style>
    <style:style style:name="ro16" style:family="table-row">
      <style:table-row-properties style:row-height="3.217cm" fo:break-before="auto" style:use-optimal-row-height="true"/>
    </style:style>
    <style:style style:name="ro17" style:family="table-row">
      <style:table-row-properties style:row-height="3.276cm" fo:break-before="auto" style:use-optimal-row-height="true"/>
    </style:style>
    <style:style style:name="ro1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[sleep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6T12:06:15.49">
            <text:p>010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에서 체육관 울타리로. (2) 돌아가기. &lt;1&gt; 크로를 먼저 잡고 옹벽 위로. &lt;2&gt; 미케는 나를 가다리지 않고 보도 쪽으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p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`kan` na dziurach od piątej do siódmej. (2) Gra melodji. &lt;1&gt; Melodia z cztery lub pięć nut. &lt;2&gt; Każda nuta o długości ćwierćnuty lub półnuty. / shaku : (1) ćwiczenie wydmuchania. (2) dźwięki shaku-u, te brzmią tak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حاليا، قرأت النصوص، التي تتحدث عن التبغ.</text:p>
          </table:table-cell>
          <table:table-cell table:style-name="ce13" office:value-type="string" table:number-columns-spanned="2" table:number-rows-spanned="1">
            <text:p>h^aaliya[obecnie / qaraatu[czytac` / al-nus^uws^ / al-lati[kto`ra / tatah^adathu[mo`wia_ / AAn[o / al-tabaG-i[tobacco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3" table:number-columns-spanned="2" table:number-rows-spanned="1"/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06T12:35:17.34">
            <text:p>0106 <text:s/>123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06T12:35:17.34">
            <text:p>0106 <text:s/>1235</text:p>
          </table:table-cell>
          <table:table-cell table:style-name="ce7" table:formula="of:=NOW()" office:value-type="date" office:date-value="2022-01-06T12:35:19.09">
            <text:p>0106 <text:s/>123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06T12:35:19.09">
            <text:p>0106 <text:s/>123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6">2022/01/06</text:date>, <text:time>12:35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06T12:35:18.68</dc:date>
    <dc:creator>iwabuchi ken</dc:creator>
    <meta:editing-duration>P10DT23H39M10S</meta:editing-duration>
    <meta:editing-cycles>1594</meta:editing-cycles>
    <meta:generator>OpenOffice/4.1.3$Win32 OpenOffice.org_project/413m1$Build-9783</meta:generator>
    <meta:document-statistic meta:table-count="1" meta:cell-count="276" meta:object-count="0"/>
  </office:meta>
</office:document-meta>
</file>